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BB8000008341008809968F84A29.png" manifest:media-type="image/png"/>
  <manifest:file-entry manifest:full-path="Pictures/1000000000000BB800000834E04AD3249736533A.png" manifest:media-type="image/png"/>
  <manifest:file-entry manifest:full-path="Pictures/1000000000000BB800000834BCB24252A622C107.png" manifest:media-type="image/png"/>
  <manifest:file-entry manifest:full-path="Pictures/1000000000000BB800000834EF261F60D35E0D80.png" manifest:media-type="image/png"/>
  <manifest:file-entry manifest:full-path="Pictures/1000000000000BB8000008343DC9D82403B3BD7D.png" manifest:media-type="image/png"/>
  <manifest:file-entry manifest:full-path="Pictures/1000000000000BB8000008349A1E3A22E1EDA5E6.png" manifest:media-type="image/png"/>
  <manifest:file-entry manifest:full-path="Pictures/1000000000000BB80000083477E04F6B0B7E755D.png" manifest:media-type="image/png"/>
  <manifest:file-entry manifest:full-path="Pictures/1000000000000BB800000834472DDA5B9104141D.png" manifest:media-type="image/png"/>
  <manifest:file-entry manifest:full-path="Pictures/1000000000000BB80000083426F890CE1CFFB1AE.png" manifest:media-type="image/png"/>
  <manifest:file-entry manifest:full-path="Pictures/1000000000000BB80000083424DB4182095C6EC4.png" manifest:media-type="image/png"/>
  <manifest:file-entry manifest:full-path="Pictures/1000000000000BB800000834999021AD928B241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2.499cm" svg:height="15.749cm" svg:x="2.793cm" svg:y="0.022cm">
          <draw:image xlink:href="Pictures/1000000000000BB8000008341008809968F84A2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22.499cm" svg:height="15.749cm" svg:x="2.793cm" svg:y="0.022cm">
          <draw:image xlink:href="Pictures/1000000000000BB800000834BCB24252A622C10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22.499cm" svg:height="15.749cm" svg:x="2.793cm" svg:y="0.022cm">
          <draw:image xlink:href="Pictures/1000000000000BB800000834E04AD3249736533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22.499cm" svg:height="15.749cm" svg:x="2.793cm" svg:y="0.022cm">
          <draw:image xlink:href="Pictures/1000000000000BB800000834EF261F60D35E0D8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22.499cm" svg:height="15.749cm" svg:x="2.793cm" svg:y="0.022cm">
          <draw:image xlink:href="Pictures/1000000000000BB8000008343DC9D82403B3BD7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22.499cm" svg:height="15.749cm" svg:x="2.793cm" svg:y="0.022cm">
          <draw:image xlink:href="Pictures/1000000000000BB80000083477E04F6B0B7E755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22.499cm" svg:height="15.749cm" svg:x="2.793cm" svg:y="0.022cm">
          <draw:image xlink:href="Pictures/1000000000000BB800000834472DDA5B9104141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" draw:layer="layout" svg:width="22.499cm" svg:height="15.749cm" svg:x="2.793cm" svg:y="0.022cm">
          <draw:image xlink:href="Pictures/1000000000000BB8000008349A1E3A22E1EDA5E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1" draw:layer="layout" svg:width="22.499cm" svg:height="15.749cm" svg:x="2.793cm" svg:y="0.022cm">
          <draw:image xlink:href="Pictures/1000000000000BB80000083426F890CE1CFFB1A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1" draw:layer="layout" svg:width="22.499cm" svg:height="15.749cm" svg:x="2.793cm" svg:y="0.022cm">
          <draw:image xlink:href="Pictures/1000000000000BB80000083424DB4182095C6EC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" draw:text-style-name="P1" draw:layer="layout" svg:width="22.499cm" svg:height="15.749cm" svg:x="2.793cm" svg:y="0.022cm">
          <draw:image xlink:href="Pictures/1000000000000BB800000834999021AD928B241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18T22:15:48.613000000</meta:creation-date>
    <dc:date>2024-07-18T22:21:20.237000000</dc:date>
    <meta:editing-duration>PT5M33S</meta:editing-duration>
    <meta:editing-cycles>1</meta:editing-cycles>
    <meta:document-statistic meta:object-count="54"/>
    <meta:generator>View_PPTX_PLUS/7.4.0.3$Windows_X86_64 LibreOffice_project/</meta:generator>
  </office:meta>
</office:document-meta>
</file>